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/>
    </style:style>
    <style:style style:name="P2" style:family="paragraph">
      <style:paragraph-properties fo:margin-left="0cm" fo:margin-right="0cm" fo:text-indent="0cm"/>
      <style:text-properties fo:color="#ffffff" fo:font-size="5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oże daleko jesteś od Niego</text:span><text:span text:style-name="T1"><text:line-break/></text:span><text:span text:style-name="T1">Może zgubiłeś</text:span><text:span text:style-name="T1"><text:line-break/></text:span><text:span text:style-name="T1">ścieżki Jego ślad</text:span><text:span text:style-name="T1"><text:line-break/></text:span><text:span text:style-name="T1">Może w samotną</text:span><text:span text:style-name="T1"><text:line-break/></text:span><text:span text:style-name="T1">ruszyłeś drogę</text:span><text:span text:style-name="T1"><text:line-break/></text:span><text:span text:style-name="T1">I nie wiesz jak, ciebie zna</text:span><text:span text:style-name="T1"><text:line-break/></text:span><text:span text:style-name="T1">Nie martw się</text:span><text:span text:style-name="T1"><text:line-break/></text:span><text:span text:style-name="T1">Bóg ciebie kocha</text:span><text:span text:style-name="T1"><text:line-break/></text:span><text:span text:style-name="T1">On zawsze z tob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odnieś swój zmęczony wzrok</text:span><text:span text:style-name="T1"><text:line-break/></text:span><text:span text:style-name="T1">I popatrz przed siebie</text:span><text:span text:style-name="T1"><text:line-break/></text:span><text:span text:style-name="T1"><text:line-break/></text:span><text:span text:style-name="T1">Zacznij od nowa</text:span><text:span text:style-name="T1"><text:line-break/></text:span><text:span text:style-name="T1">- zacznij jeszcze raz /x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23:22:16</meta:creation-date>
    <dc:creator>Rafał Talacha</dc:creator>
    <dc:date>2009-02-01T15:57:15</dc:date>
    <dc:language>pl-PL</dc:language>
    <meta:editing-cycles>4</meta:editing-cycles>
    <meta:editing-duration>PT2M5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